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Script" svg:font-family="Script" style:font-family-generic="script"/>
    <style:font-face style:name="arial" svg:font-family="arial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Times1"/>
    </style:style>
    <style:style style:name="P2" style:family="paragraph" style:parent-style-name="Standard">
      <style:text-properties style:font-name="Time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XPATH</text:h>
      <text:p text:style-name="P1"/>
      <text:h text:style-name="Heading_20_3" text:outline-level="3">Fonctions prédéfinies</text:h>
      <text:p text:style-name="P1">last()<text:tab/><text:tab/>Donne la taille du contexte</text:p>
      <text:p text:style-name="P1">position()<text:tab/>Donne la position dans le contexte</text:p>
      <text:p text:style-name="P1"/>
      <text:p text:style-name="P1">node Set id(expression)<text:tab/>Retourne le(s) noeuds éléments qui ont un Attribut ID qui vaut <text:tab/><text:tab/><text:tab/><text:tab/><text:tab/>expression. (id('RET4'), id('RET4 RET5 RET6')</text:p>
      <text:p text:style-name="P1">local-name([nodeSet])<text:tab/>Retourne le nom du premier noeud sans préfixe d'espace de noms.</text:p>
      <text:p text:style-name="P1">name([nodeSet])<text:tab/><text:tab/>retourne le nom avec le préfixe d'espace de noms.</text:p>
      <text:p text:style-name="P1">namespace-uri([nodeSet])<text:tab/>retourne l'URI du premier noeud du nodeSet ou du contexte.</text:p>
      <text:p text:style-name="P1">lang(string)<text:tab/><text:tab/><text:tab/>Retourne true si la langue du contexte est égal à string.</text:p>
      <text:p text:style-name="P1"/>
      <text:p text:style-name="P1">String string([expression])<text:tab/>Convertit l'expression en chaine de caractères.</text:p>
      <text:p text:style-name="P1">number([expression])<text:tab/><text:tab/>Convertit l'expression en une valeur numérique.</text:p>
      <text:p text:style-name="P1">boolean([expression])<text:tab/><text:tab/>Convertit l'expression en une valeur booléenne.</text:p>
      <text:p text:style-name="P1"/>
      <text:p text:style-name="P1">Number string-length(string)<text:tab/><text:tab/>Retourne la longueur de la chaine de caractères.</text:p>
      <text:p text:style-name="P1">String concat(string, string, ...)<text:tab/>Concatène touts les string passé en paramètres.</text:p>
      <text:p text:style-name="P1">Boolean contains(string, string2)<text:tab/>Teste si string2 se trouve dans string.</text:p>
      <text:p text:style-name="P1">Boolean starts-width(string, string2)<text:tab/>Teste si string commence par string2.</text:p>
      <text:p text:style-name="P1">String substring( string, number1, [number2])<text:tab/>Retourne string du number jusqu'à <text:tab/><text:tab/><text:tab/><text:tab/><text:tab/><text:tab/><text:tab/><text:tab/><text:tab/>number+number2.</text:p>
      <text:p text:style-name="P1">String translate(string, chars, chars2)<text:tab/><text:tab/>Retourne la chaine de caractères dans laquelle tous les <text:tab/><text:tab/><text:tab/><text:tab/>caractères de char ont été remplacés par les caractères de chars2.</text:p>
      <text:p text:style-name="P1">String substring-after(string, string2)<text:tab/>Retourne string extraites à partir de string2.</text:p>
      <text:p text:style-name="P1">String substring-before(string, string)<text:tab/>Retourne string extraites avant la première occurence de <text:s/><text:tab/><text:tab/><text:tab/><text:tab/><text:tab/><text:tab/>string2.</text:p>
      <text:p text:style-name="P1"/>
      <text:p text:style-name="P1">Boolean not(boolean)<text:tab/><text:tab/><text:tab/>Renvoie l'inverse de boolean.</text:p>
      <text:p text:style-name="P1">Boolean true()<text:tab/><text:tab/><text:tab/><text:tab/>Retourne true.</text:p>
      <text:p text:style-name="P1">Boolean false()<text:tab/><text:tab/><text:tab/>Retourne false.</text:p>
      <text:p text:style-name="P1"/>
      <text:p text:style-name="P1">Number sum(nodeSet)<text:tab/><text:tab/>Retourne la somme de tous les noeuds de nodeSet convertit en <text:tab/><text:tab/><text:tab/><text:tab/><text:tab/>number.</text:p>
      <text:p text:style-name="P1">Number floor(number)<text:tab/><text:tab/></text:p>
      <text:p text:style-name="P1">number ceiling(number)</text:p>
      <text:p text:style-name="P1">number round(number)<text:tab/><text:tab/>Retourne l'entier le plus proche de number.</text:p>
      <text:p text:style-name="P1">number count(nodeSet)<text:tab/><text:tab/>Retourne le nombre d'éléments de nodeSet</text:p>
      <text:p text:style-name="P1"/>
      <text:p text:style-name="P1"/>
      <text:h text:style-name="Heading_20_2" text:outline-level="2"><text:soft-page-break/>XSLT</text:h>
      <text:h text:style-name="Heading_20_3" text:outline-level="3">Fonctions prédéfinies</text:h>
      <text:p text:style-name="P1">nodeSet current()<text:tab/><text:tab/><text:tab/>Reourne le noeud contexte précédent.</text:p>
      <text:p text:style-name="P1">Nodeset document(document)<text:tab/>Retourne un nodeSet d'un autre document XML.</text:p>
      <text:p text:style-name="P1">NodeSet key(string, )</text:p>
      <text:p text:style-name="P1">string unparsed-entity-uri(string)</text:p>
      <text:p text:style-name="P1">string generate-id(nodeS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Script" svg:font-family="Script" style:font-family-generic="script"/>
    <style:font-face style:name="arial" svg:font-family="arial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BE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Sans" style:font-size-asian="18pt" style:font-weight-asian="bold" style:font-name-complex="Lucida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eremy</meta:initial-creator>
    <meta:creation-date>2008-03-30T21:36:11</meta:creation-date>
    <dc:creator>Jeremy</dc:creator>
    <dc:date>2008-06-15T11:10:35</dc:date>
    <meta:editing-cycles>28</meta:editing-cycles>
    <meta:editing-duration>PT2H14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310" meta:character-count="2157"/>
  </office:meta>
</office:document-meta>
</file>